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ByProperty.filter( List &lt; T &gt; data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terByProperty.addPredicate( FilterPredicate filterPredic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